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91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4">
      <style:table-cell-properties fo:background-color="#b4c7dc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order="0.06pt solid #000000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1. RECEITA</text:p>
          </table:table-cell>
          <table:table-cell table:style-name="ce3" table:formula="of:=SUM([.B2:.B5])" office:value-type="currency" office:currency="BRL" office:value="80000" calcext:value-type="currency">
            <text:p>R$ 80.000,00</text:p>
          </table:table-cell>
        </table:table-row>
        <table:table-row table:style-name="ro1">
          <table:table-cell table:style-name="ce2" office:value-type="string" calcext:value-type="string">
            <text:p>1.1. Venda de mercadorias, produtos e serviços</text:p>
          </table:table-cell>
          <table:table-cell table:style-name="ce4" office:value-type="currency" office:currency="BRL" office:value="80000" calcext:value-type="currency">
            <text:p>R$ 80.000,00</text:p>
          </table:table-cell>
        </table:table-row>
        <table:table-row table:style-name="ro1">
          <table:table-cell table:style-name="ce2" office:value-type="string" calcext:value-type="string">
            <text:p>1.2. Outras receita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.3. Receitas relativas à construção de ativos própri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.4. Perdas em crédito de liquidação duvidosa – Perdas/(constituição)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2. INSUMOS ADQUIRIDOS DE TERCEIROS</text:p>
          </table:table-cell>
          <table:table-cell table:style-name="ce3" table:formula="of:=SUM([.B7:.B10])" office:value-type="currency" office:currency="BRL" office:value="2000" calcext:value-type="currency">
            <text:p>R$ 2.000,00</text:p>
          </table:table-cell>
        </table:table-row>
        <table:table-row table:style-name="ro1">
          <table:table-cell table:style-name="ce2" office:value-type="string" calcext:value-type="string">
            <text:p>2.1. Custo dos produtos, mercadorias e serviços vendid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2.2. Materiais, energia, serviços de terceiros e outros</text:p>
          </table:table-cell>
          <table:table-cell table:style-name="ce4" office:value-type="currency" office:currency="BRL" office:value="2000" calcext:value-type="currency">
            <text:p>R$ 2.000,00</text:p>
          </table:table-cell>
        </table:table-row>
        <table:table-row table:style-name="ro1">
          <table:table-cell table:style-name="ce2" office:value-type="string" calcext:value-type="string">
            <text:p>2.3. Perda/recuperação de valores ativ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2.4. Outras (especificar)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3. VALOR ADICIONADO BRUTO (1 – 2)</text:p>
          </table:table-cell>
          <table:table-cell table:style-name="ce3" table:formula="of:=[.B1]-[.B6]" office:value-type="currency" office:currency="BRL" office:value="78000" calcext:value-type="currency">
            <text:p>R$ 78.000,00</text:p>
          </table:table-cell>
        </table:table-row>
        <table:table-row table:style-name="ro1">
          <table:table-cell table:style-name="ce2" office:value-type="string" calcext:value-type="string">
            <text:p>4. DEPRECIAÇÃO, AMORTIZAÇÃO E EXAUSTÃO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5. VALOR ADICIONADO LÍQUIDO PRODUZIDO PELA ENTIDADE (3 – 4)</text:p>
          </table:table-cell>
          <table:table-cell table:style-name="ce3" table:formula="of:=[.B11]-[.B12]" office:value-type="currency" office:currency="BRL" office:value="78000" calcext:value-type="currency">
            <text:p>R$ 78.000,00</text:p>
          </table:table-cell>
        </table:table-row>
        <table:table-row table:style-name="ro1">
          <table:table-cell table:style-name="ce1" office:value-type="string" calcext:value-type="string">
            <text:p>6. VALOR ADICIONADO RECEBIDO EM TRANSFERÊNCIA</text:p>
          </table:table-cell>
          <table:table-cell table:style-name="ce3" table:formula="of:=SUM([.B15:.B17])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2" office:value-type="string" calcext:value-type="string">
            <text:p>6.1. Resultado de equivalência patrimonial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.2. Receitas financeira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.3. Outra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7. VALOR ADICIONADO TOTAL A DISTRIBUIR (5 + 6)</text:p>
          </table:table-cell>
          <table:table-cell table:style-name="ce3" table:formula="of:=[.B13]+[.B14]" office:value-type="currency" office:currency="BRL" office:value="78000" calcext:value-type="currency">
            <text:p>R$ 78.000,00</text:p>
          </table:table-cell>
        </table:table-row>
        <table:table-row table:style-name="ro1">
          <table:table-cell table:style-name="ce1" office:value-type="string" calcext:value-type="string">
            <text:p>8. DISTRIBUIÇÃO DO VALOR ADICIONADO*</text:p>
          </table:table-cell>
          <table:table-cell table:style-name="ce3" table:formula="of:=[.B20]+[.B24]+[.B28]+[.B32]" office:value-type="currency" office:currency="BRL" office:value="78000" calcext:value-type="currency">
            <text:p>R$ 78.000,00</text:p>
          </table:table-cell>
        </table:table-row>
        <table:table-row table:style-name="ro1">
          <table:table-cell table:style-name="ce1" office:value-type="string" calcext:value-type="string">
            <text:p>8.1. Pessoal</text:p>
          </table:table-cell>
          <table:table-cell table:style-name="ce3" table:formula="of:=SUM([.B21:.B23])" office:value-type="currency" office:currency="BRL" office:value="40000" calcext:value-type="currency">
            <text:p>R$ 40.000,00</text:p>
          </table:table-cell>
        </table:table-row>
        <table:table-row table:style-name="ro1">
          <table:table-cell table:style-name="ce2" office:value-type="string" calcext:value-type="string">
            <text:p>8.1.1. Remuneração direta</text:p>
          </table:table-cell>
          <table:table-cell table:style-name="ce4" office:value-type="currency" office:currency="BRL" office:value="40000" calcext:value-type="currency">
            <text:p>R$ 40.000,00</text:p>
          </table:table-cell>
        </table:table-row>
        <table:table-row table:style-name="ro1">
          <table:table-cell table:style-name="ce2" office:value-type="string" calcext:value-type="string">
            <text:p>8.1.2. Benefíci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.1.3. FGT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8.2. Impostos, taxas e contribuições</text:p>
          </table:table-cell>
          <table:table-cell table:style-name="ce3" table:formula="of:=SUM([.B25:.B27])" office:value-type="currency" office:currency="BRL" office:value="18570" calcext:value-type="currency">
            <text:p>R$ 18.570,00</text:p>
          </table:table-cell>
        </table:table-row>
        <table:table-row table:style-name="ro1">
          <table:table-cell table:style-name="ce2" office:value-type="string" calcext:value-type="string">
            <text:p>8.2.1. Federais (IR/CS a pagar + INSS)</text:p>
          </table:table-cell>
          <table:table-cell table:style-name="ce4" table:formula="of:=9570+5000" office:value-type="currency" office:currency="BRL" office:value="14570" calcext:value-type="currency">
            <text:p>R$ 14.570,00</text:p>
          </table:table-cell>
        </table:table-row>
        <table:table-row table:style-name="ro1">
          <table:table-cell table:style-name="ce2" office:value-type="string" calcext:value-type="string">
            <text:p>8.2.2. Estaduai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.2.3. Municipais (ISS a pagar )</text:p>
          </table:table-cell>
          <table:table-cell table:style-name="ce4" table:formula="of:=[.B2]*0.05" office:value-type="currency" office:currency="BRL" office:value="4000" calcext:value-type="currency">
            <text:p>R$ 4.000,00</text:p>
          </table:table-cell>
        </table:table-row>
        <table:table-row table:style-name="ro1">
          <table:table-cell table:style-name="ce1" office:value-type="string" calcext:value-type="string">
            <text:p>8.3. Remuneração de capitais de terceiros</text:p>
          </table:table-cell>
          <table:table-cell table:style-name="ce3" table:formula="of:=SUM([.B29:.B31])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2" office:value-type="string" calcext:value-type="string">
            <text:p>8.3.1. Jur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.3.2. Aluguéi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.3.3. Outr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8.4. Remuneração de capitais próprios</text:p>
          </table:table-cell>
          <table:table-cell table:style-name="ce3" table:formula="of:=SUM([.B33:.B36])" office:value-type="currency" office:currency="BRL" office:value="19430" calcext:value-type="currency">
            <text:p>R$ 19.430,00</text:p>
          </table:table-cell>
        </table:table-row>
        <table:table-row table:style-name="ro1">
          <table:table-cell table:style-name="ce2" office:value-type="string" calcext:value-type="string">
            <text:p>8.4.1. Juros sobre o capital própri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.4.2. Dividend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.4.3. Lucros retidos/prejuízo do exercício</text:p>
          </table:table-cell>
          <table:table-cell table:style-name="ce4" office:value-type="currency" office:currency="BRL" office:value="19430" calcext:value-type="currency">
            <text:p>R$ 19.430,00</text:p>
          </table:table-cell>
        </table:table-row>
        <table:table-row table:style-name="ro1">
          <table:table-cell table:style-name="ce2" office:value-type="string" calcext:value-type="string">
            <text:p>8.4.4. Participação dos não controladores nos lucros retido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 table:number-rows-repeated="104853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9:00:43.524379822</meta:creation-date>
    <dc:date>2022-11-09T20:00:40.207959572</dc:date>
    <meta:editing-duration>PT49M45S</meta:editing-duration>
    <meta:editing-cycles>7</meta:editing-cycles>
    <meta:generator>LibreOffice/7.1.7.2$Linux_X86_64 LibreOffice_project/10$Build-2</meta:generator>
    <meta:document-statistic meta:table-count="1" meta:cell-count="71" meta:object-count="0"/>
  </office:meta>
</office:document-meta>
</file>